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erif" svg:font-family="'Liberation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impleExperiments" style:family="table">
      <style:table-properties style:width="6.9271in" fo:margin-left="0in" table:align="left"/>
    </style:style>
    <style:style style:name="SimpleExperiments.A" style:family="table-column">
      <style:table-column-properties style:column-width="1.25in"/>
    </style:style>
    <style:style style:name="SimpleExperiments.B" style:family="table-column">
      <style:table-column-properties style:column-width="1.875in"/>
    </style:style>
    <style:style style:name="SimpleExperiments.C" style:family="table-column">
      <style:table-column-properties style:column-width="1.684in"/>
    </style:style>
    <style:style style:name="SimpleExperiments.D" style:family="table-column">
      <style:table-column-properties style:column-width="0.6944in"/>
    </style:style>
    <style:style style:name="SimpleExperiments.E" style:family="table-column">
      <style:table-column-properties style:column-width="1.4236in"/>
    </style:style>
    <style:style style:name="SimpleExperiments.A1" style:family="table-cell">
      <style:table-cell-properties fo:padding="0.0382in" fo:border-left="0.05pt solid #000000" fo:border-right="none" fo:border-top="0.05pt solid #000000" fo:border-bottom="0.05pt solid #000000"/>
    </style:style>
    <style:style style:name="SimpleExperiments.E1" style:family="table-cell">
      <style:table-cell-properties fo:padding="0.0382in" fo:border="0.05pt solid #000000"/>
    </style:style>
    <style:style style:name="SimpleExperiments.A2" style:family="table-cell">
      <style:table-cell-properties fo:padding="0.0382in" fo:border-left="0.05pt solid #000000" fo:border-right="none" fo:border-top="none" fo:border-bottom="0.05pt solid #000000"/>
    </style:style>
    <style:style style:name="SimpleExperiment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1631" officeooo:paragraph-rsid="001e1631"/>
    </style:style>
    <style:style style:name="P2" style:family="paragraph" style:parent-style-name="Standard">
      <style:text-properties officeooo:rsid="0090124e" officeooo:paragraph-rsid="0020bf30"/>
    </style:style>
    <style:style style:name="P3" style:family="paragraph" style:parent-style-name="Standard">
      <style:text-properties officeooo:rsid="0090124e" officeooo:paragraph-rsid="0023cff8"/>
    </style:style>
    <style:style style:name="P4" style:family="paragraph" style:parent-style-name="Standard">
      <style:text-properties officeooo:rsid="0090124e" officeooo:paragraph-rsid="0024b9f8"/>
    </style:style>
    <style:style style:name="P5" style:family="paragraph" style:parent-style-name="Table_20_Contents">
      <style:text-properties officeooo:rsid="001e1631" officeooo:paragraph-rsid="001e1631"/>
    </style:style>
    <style:style style:name="P6" style:family="paragraph" style:parent-style-name="Table_20_Contents">
      <style:text-properties officeooo:rsid="001e6bb0" officeooo:paragraph-rsid="001e6bb0"/>
    </style:style>
    <style:style style:name="P7" style:family="paragraph" style:parent-style-name="Table_20_Contents">
      <style:text-properties officeooo:paragraph-rsid="001e6bb0"/>
    </style:style>
    <style:style style:name="P8" style:family="paragraph" style:parent-style-name="Table_20_Contents">
      <style:text-properties officeooo:rsid="00211e5e" officeooo:paragraph-rsid="001e6bb0"/>
    </style:style>
    <style:style style:name="P9" style:family="paragraph" style:parent-style-name="Table_20_Contents">
      <style:text-properties officeooo:rsid="00211e5e" officeooo:paragraph-rsid="00385de7"/>
    </style:style>
    <style:style style:name="P10" style:family="paragraph" style:parent-style-name="Table_20_Contents">
      <style:text-properties officeooo:rsid="0090124e" officeooo:paragraph-rsid="001ee576"/>
    </style:style>
    <style:style style:name="P11" style:family="paragraph" style:parent-style-name="Table_20_Contents">
      <style:text-properties officeooo:paragraph-rsid="001ee576"/>
    </style:style>
    <style:style style:name="P12" style:family="paragraph" style:parent-style-name="Table_20_Contents">
      <style:text-properties officeooo:paragraph-rsid="0020bf30"/>
    </style:style>
    <style:style style:name="P13" style:family="paragraph" style:parent-style-name="Table_20_Contents">
      <style:text-properties officeooo:rsid="0021842e" officeooo:paragraph-rsid="0021842e"/>
    </style:style>
    <style:style style:name="P14" style:family="paragraph" style:parent-style-name="Table_20_Contents">
      <style:text-properties fo:color="#800000" officeooo:rsid="001e1631" officeooo:paragraph-rsid="001e1631"/>
    </style:style>
    <style:style style:name="P15" style:family="paragraph" style:parent-style-name="Table_20_Contents">
      <style:text-properties fo:color="#800000" officeooo:rsid="001e6bb0" officeooo:paragraph-rsid="001e6bb0"/>
    </style:style>
    <style:style style:name="P16" style:family="paragraph" style:parent-style-name="Table_20_Contents">
      <style:text-properties officeooo:rsid="0023cff8" officeooo:paragraph-rsid="0023cff8"/>
    </style:style>
    <style:style style:name="P17" style:family="paragraph" style:parent-style-name="Table_20_Contents">
      <style:text-properties officeooo:rsid="0023cff8" officeooo:paragraph-rsid="001e6bb0"/>
    </style:style>
    <style:style style:name="P18" style:family="paragraph" style:parent-style-name="Table_20_Contents">
      <style:text-properties officeooo:rsid="00933295" officeooo:paragraph-rsid="0023cff8"/>
    </style:style>
    <style:style style:name="P19" style:family="paragraph" style:parent-style-name="Table_20_Contents">
      <style:text-properties officeooo:paragraph-rsid="0025e927"/>
    </style:style>
    <style:style style:name="P20" style:family="paragraph" style:parent-style-name="Table_20_Contents">
      <style:text-properties officeooo:rsid="002ae4e4" officeooo:paragraph-rsid="002ae4e4"/>
    </style:style>
    <style:style style:name="P21" style:family="paragraph" style:parent-style-name="Table_20_Contents">
      <style:text-properties officeooo:rsid="0011beec" officeooo:paragraph-rsid="002ae4e4"/>
    </style:style>
    <style:style style:name="P22" style:family="paragraph" style:parent-style-name="Table_20_Contents">
      <style:text-properties officeooo:rsid="0011beec" officeooo:paragraph-rsid="002e3d57"/>
    </style:style>
    <style:style style:name="P23" style:family="paragraph" style:parent-style-name="Table_20_Contents">
      <style:text-properties officeooo:rsid="0011beec" officeooo:paragraph-rsid="002f36d6"/>
    </style:style>
    <style:style style:name="P24" style:family="paragraph" style:parent-style-name="Table_20_Contents">
      <style:text-properties officeooo:rsid="0011beec" officeooo:paragraph-rsid="003695de"/>
    </style:style>
    <style:style style:name="P25" style:family="paragraph" style:parent-style-name="Table_20_Contents">
      <style:text-properties officeooo:rsid="0011beec" officeooo:paragraph-rsid="00385de7"/>
    </style:style>
    <style:style style:name="P26" style:family="paragraph" style:parent-style-name="Table_20_Contents">
      <style:text-properties officeooo:paragraph-rsid="002e3d57"/>
    </style:style>
    <style:style style:name="P27" style:family="paragraph" style:parent-style-name="Table_20_Contents">
      <style:text-properties style:use-window-font-color="true" officeooo:rsid="001e1631" officeooo:paragraph-rsid="001e1631"/>
    </style:style>
    <style:style style:name="P28" style:family="paragraph" style:parent-style-name="Table_20_Contents">
      <style:text-properties style:use-window-font-color="true" officeooo:rsid="001e6bb0" officeooo:paragraph-rsid="001e6bb0"/>
    </style:style>
    <style:style style:name="P29" style:family="paragraph" style:parent-style-name="Table_20_Contents">
      <style:text-properties style:use-window-font-color="true" officeooo:rsid="001e1631" officeooo:paragraph-rsid="001e1631" fo:background-color="#cc0000"/>
    </style:style>
    <style:style style:name="P30" style:family="paragraph" style:parent-style-name="Table_20_Contents">
      <style:text-properties style:use-window-font-color="true" officeooo:rsid="001e6bb0" officeooo:paragraph-rsid="001e6bb0" fo:background-color="#cc0000"/>
    </style:style>
    <style:style style:name="P31" style:family="paragraph" style:parent-style-name="Table_20_Contents">
      <style:text-properties style:use-window-font-color="true" officeooo:rsid="00385de7" officeooo:paragraph-rsid="00385de7"/>
    </style:style>
    <style:style style:name="P32" style:family="paragraph" style:parent-style-name="Table_20_Contents">
      <style:text-properties style:use-window-font-color="true" officeooo:rsid="00211e5e" officeooo:paragraph-rsid="00385de7"/>
    </style:style>
    <style:style style:name="P33" style:family="paragraph" style:parent-style-name="Table_20_Contents">
      <style:text-properties style:use-window-font-color="true" officeooo:rsid="003a4535" officeooo:paragraph-rsid="003a4535"/>
    </style:style>
    <style:style style:name="P34" style:family="paragraph" style:parent-style-name="Table_20_Contents">
      <style:text-properties style:use-window-font-color="true" officeooo:rsid="003dd173" officeooo:paragraph-rsid="003dd173"/>
    </style:style>
    <style:style style:name="P35" style:family="paragraph" style:parent-style-name="Table_20_Contents">
      <style:text-properties fo:color="#cc0000" officeooo:rsid="001e1631" officeooo:paragraph-rsid="001e1631"/>
    </style:style>
    <style:style style:name="P36" style:family="paragraph" style:parent-style-name="Table_20_Contents">
      <style:text-properties fo:color="#cc0000" officeooo:rsid="001e6bb0" officeooo:paragraph-rsid="001e6bb0"/>
    </style:style>
    <style:style style:name="P37" style:family="paragraph" style:parent-style-name="Table_20_Contents">
      <style:text-properties officeooo:paragraph-rsid="0030f4a0"/>
    </style:style>
    <style:style style:name="P38" style:family="paragraph" style:parent-style-name="Table_20_Contents">
      <style:text-properties officeooo:rsid="0030f4a0" officeooo:paragraph-rsid="0030f4a0"/>
    </style:style>
    <style:style style:name="P39" style:family="paragraph" style:parent-style-name="Table_20_Contents">
      <style:text-properties officeooo:rsid="0030f4a0" officeooo:paragraph-rsid="002e3d57"/>
    </style:style>
    <style:style style:name="P40" style:family="paragraph" style:parent-style-name="Table_20_Contents">
      <style:text-properties officeooo:rsid="00623b5a" officeooo:paragraph-rsid="0032d5cc"/>
    </style:style>
    <style:style style:name="P41" style:family="paragraph" style:parent-style-name="Table_20_Contents">
      <style:text-properties officeooo:rsid="00623b5a" officeooo:paragraph-rsid="0035aa8c"/>
    </style:style>
    <style:style style:name="P42" style:family="paragraph" style:parent-style-name="Table_20_Contents">
      <style:text-properties officeooo:rsid="0033775a" officeooo:paragraph-rsid="0023cff8"/>
    </style:style>
    <style:style style:name="P43" style:family="paragraph" style:parent-style-name="Table_20_Contents">
      <style:text-properties officeooo:rsid="0033775a" officeooo:paragraph-rsid="0033775a"/>
    </style:style>
    <style:style style:name="P44" style:family="paragraph" style:parent-style-name="Table_20_Contents">
      <style:text-properties officeooo:paragraph-rsid="0033ed6b"/>
    </style:style>
    <style:style style:name="P45" style:family="paragraph" style:parent-style-name="Table_20_Contents">
      <style:text-properties officeooo:paragraph-rsid="0035aa8c"/>
    </style:style>
    <style:style style:name="P46" style:family="paragraph" style:parent-style-name="Table_20_Contents">
      <style:text-properties officeooo:rsid="003695de" officeooo:paragraph-rsid="003695de"/>
    </style:style>
    <style:style style:name="P47" style:family="paragraph" style:parent-style-name="Table_20_Contents">
      <style:text-properties officeooo:rsid="001e6bb0" officeooo:paragraph-rsid="001e6bb0" fo:background-color="#0000ff"/>
    </style:style>
    <style:style style:name="P48" style:family="paragraph" style:parent-style-name="Table_20_Contents">
      <style:text-properties officeooo:rsid="00211e5e" officeooo:paragraph-rsid="001e6bb0" fo:background-color="#0000ff"/>
    </style:style>
    <style:style style:name="P49" style:family="paragraph" style:parent-style-name="Table_20_Contents">
      <style:text-properties officeooo:rsid="00376197" officeooo:paragraph-rsid="00376197"/>
    </style:style>
    <style:style style:name="P50" style:family="paragraph" style:parent-style-name="Table_20_Contents">
      <style:text-properties officeooo:rsid="00385de7" officeooo:paragraph-rsid="00385de7"/>
    </style:style>
    <style:style style:name="P51" style:family="paragraph" style:parent-style-name="Table_20_Contents">
      <style:text-properties officeooo:rsid="00385de7" officeooo:paragraph-rsid="001e6bb0"/>
    </style:style>
    <style:style style:name="P52" style:family="paragraph" style:parent-style-name="Table_20_Contents">
      <style:text-properties officeooo:paragraph-rsid="00385de7"/>
    </style:style>
    <style:style style:name="P53" style:family="paragraph" style:parent-style-name="Table_20_Contents">
      <style:text-properties officeooo:rsid="002c0dff" officeooo:paragraph-rsid="00385de7"/>
    </style:style>
    <style:style style:name="P54" style:family="paragraph" style:parent-style-name="Table_20_Contents">
      <style:text-properties officeooo:rsid="0039569b" officeooo:paragraph-rsid="00385de7"/>
    </style:style>
    <style:style style:name="P55" style:family="paragraph" style:parent-style-name="Table_20_Contents">
      <style:text-properties officeooo:rsid="00393c90" officeooo:paragraph-rsid="00393c90"/>
    </style:style>
    <style:style style:name="P56" style:family="paragraph" style:parent-style-name="Table_20_Contents">
      <style:text-properties officeooo:rsid="0047693e" officeooo:paragraph-rsid="00393c90"/>
    </style:style>
    <style:style style:name="P57" style:family="paragraph" style:parent-style-name="Table_20_Contents">
      <style:text-properties officeooo:rsid="003a4535" officeooo:paragraph-rsid="003a4535"/>
    </style:style>
    <style:style style:name="P58" style:family="paragraph" style:parent-style-name="Table_20_Contents">
      <style:text-properties officeooo:rsid="003c1a16" officeooo:paragraph-rsid="003c1a16"/>
    </style:style>
    <style:style style:name="P59" style:family="paragraph" style:parent-style-name="Table_20_Contents">
      <style:text-properties officeooo:rsid="007f8527" officeooo:paragraph-rsid="003c1a16"/>
    </style:style>
    <style:style style:name="P60" style:family="paragraph" style:parent-style-name="Table_20_Contents">
      <style:text-properties officeooo:rsid="00266659" officeooo:paragraph-rsid="003c1a16"/>
    </style:style>
    <style:style style:name="P61" style:family="paragraph" style:parent-style-name="Table_20_Contents">
      <style:text-properties officeooo:rsid="0011d5a7" officeooo:paragraph-rsid="003c1a16"/>
    </style:style>
    <style:style style:name="P62" style:family="paragraph" style:parent-style-name="Table_20_Contents">
      <style:text-properties officeooo:rsid="003d9f7d" officeooo:paragraph-rsid="003d9f7d"/>
    </style:style>
    <style:style style:name="P63" style:family="paragraph" style:parent-style-name="Table_20_Contents">
      <style:text-properties officeooo:rsid="00633a95" officeooo:paragraph-rsid="003695de"/>
    </style:style>
    <style:style style:name="P64" style:family="paragraph" style:parent-style-name="Table_20_Contents">
      <style:text-properties officeooo:rsid="003dd173" officeooo:paragraph-rsid="003dd173"/>
    </style:style>
    <style:style style:name="P65" style:family="paragraph" style:parent-style-name="Table_20_Contents">
      <style:text-properties officeooo:rsid="003dd173" officeooo:paragraph-rsid="003dd173"/>
    </style:style>
    <style:style style:name="P66" style:family="paragraph" style:parent-style-name="Table_20_Contents">
      <style:text-properties officeooo:rsid="00376197" officeooo:paragraph-rsid="00376197"/>
    </style:style>
    <style:style style:name="P67" style:family="paragraph" style:parent-style-name="Table_20_Contents">
      <style:text-properties style:use-window-font-color="true" officeooo:rsid="001e6bb0" officeooo:paragraph-rsid="001e6bb0"/>
    </style:style>
    <style:style style:name="P68" style:family="paragraph" style:parent-style-name="Table_20_Contents">
      <style:text-properties style:use-window-font-color="true" officeooo:rsid="003e8887" officeooo:paragraph-rsid="003e8887"/>
    </style:style>
    <style:style style:name="P69" style:family="paragraph" style:parent-style-name="Table_20_Contents">
      <style:text-properties officeooo:rsid="001e6bb0" officeooo:paragraph-rsid="001e6bb0"/>
    </style:style>
    <style:style style:name="P70" style:family="paragraph" style:parent-style-name="Table_20_Contents">
      <style:text-properties officeooo:rsid="0030f4a0" officeooo:paragraph-rsid="002e3d57"/>
    </style:style>
    <style:style style:name="T1" style:family="text">
      <style:text-properties officeooo:rsid="001e6bb0"/>
    </style:style>
    <style:style style:name="T2" style:family="text">
      <style:text-properties officeooo:rsid="001b6a3b"/>
    </style:style>
    <style:style style:name="T3" style:family="text">
      <style:text-properties officeooo:rsid="001cb38e"/>
    </style:style>
    <style:style style:name="T4" style:family="text">
      <style:text-properties officeooo:rsid="0022ca6e"/>
    </style:style>
    <style:style style:name="T5" style:family="text">
      <style:text-properties officeooo:rsid="009c11ab"/>
    </style:style>
    <style:style style:name="T6" style:family="text">
      <style:text-properties officeooo:rsid="001ee576"/>
    </style:style>
    <style:style style:name="T7" style:family="text">
      <style:text-properties officeooo:rsid="0020bf30"/>
    </style:style>
    <style:style style:name="T8" style:family="text">
      <style:text-properties officeooo:rsid="00a1880f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cb38e" fo:background-color="#ffff00" loext:char-shading-value="0"/>
    </style:style>
    <style:style style:name="T11" style:family="text">
      <style:text-properties officeooo:rsid="0022b0a9"/>
    </style:style>
    <style:style style:name="T12" style:family="text">
      <style:text-properties officeooo:rsid="0023cff8"/>
    </style:style>
    <style:style style:name="T13" style:family="text">
      <style:text-properties officeooo:rsid="00a5772e"/>
    </style:style>
    <style:style style:name="T14" style:family="text">
      <style:text-properties officeooo:rsid="009a098c"/>
    </style:style>
    <style:style style:name="T15" style:family="text">
      <style:text-properties officeooo:rsid="0024b9f8"/>
    </style:style>
    <style:style style:name="T16" style:family="text">
      <style:text-properties officeooo:rsid="009d4983"/>
    </style:style>
    <style:style style:name="T17" style:family="text">
      <style:text-properties officeooo:rsid="0090b6a4"/>
    </style:style>
    <style:style style:name="T18" style:family="text">
      <style:text-properties officeooo:rsid="0025e927"/>
    </style:style>
    <style:style style:name="T19" style:family="text">
      <style:text-properties officeooo:rsid="00279aa9"/>
    </style:style>
    <style:style style:name="T20" style:family="text">
      <style:text-properties officeooo:rsid="0011d5a7"/>
    </style:style>
    <style:style style:name="T21" style:family="text">
      <style:text-properties officeooo:rsid="002ca635"/>
    </style:style>
    <style:style style:name="T22" style:family="text">
      <style:text-properties officeooo:rsid="001cf0e6"/>
    </style:style>
    <style:style style:name="T23" style:family="text">
      <style:text-properties officeooo:rsid="002e3d57"/>
    </style:style>
    <style:style style:name="T24" style:family="text">
      <style:text-properties officeooo:rsid="00150ee5"/>
    </style:style>
    <style:style style:name="T25" style:family="text">
      <style:text-properties officeooo:rsid="002f36d6"/>
    </style:style>
    <style:style style:name="T26" style:family="text">
      <style:text-properties officeooo:rsid="001a1e42"/>
    </style:style>
    <style:style style:name="T27" style:family="text">
      <style:text-properties officeooo:rsid="0030f4a0"/>
    </style:style>
    <style:style style:name="T28" style:family="text">
      <style:text-properties officeooo:rsid="001f4c07"/>
    </style:style>
    <style:style style:name="T29" style:family="text">
      <style:text-properties officeooo:rsid="00204a26"/>
    </style:style>
    <style:style style:name="T30" style:family="text">
      <style:text-properties officeooo:rsid="0032d5cc"/>
    </style:style>
    <style:style style:name="T31" style:family="text">
      <style:text-properties officeooo:rsid="00690b1e"/>
    </style:style>
    <style:style style:name="T32" style:family="text">
      <style:text-properties officeooo:rsid="0066cd88"/>
    </style:style>
    <style:style style:name="T33" style:family="text">
      <style:text-properties officeooo:rsid="0033775a"/>
    </style:style>
    <style:style style:name="T34" style:family="text">
      <style:text-properties officeooo:rsid="0033ed6b"/>
    </style:style>
    <style:style style:name="T35" style:family="text">
      <style:text-properties officeooo:rsid="0035aa8c"/>
    </style:style>
    <style:style style:name="T36" style:family="text">
      <style:text-properties officeooo:rsid="006af42f"/>
    </style:style>
    <style:style style:name="T37" style:family="text">
      <style:text-properties officeooo:rsid="00361dd5"/>
    </style:style>
    <style:style style:name="T38" style:family="text">
      <style:text-properties officeooo:rsid="00633a95"/>
    </style:style>
    <style:style style:name="T39" style:family="text">
      <style:text-properties officeooo:rsid="00266659"/>
    </style:style>
    <style:style style:name="T40" style:family="text">
      <style:text-properties officeooo:rsid="00385de7"/>
    </style:style>
    <style:style style:name="T41" style:family="text">
      <style:text-properties officeooo:rsid="00182048"/>
    </style:style>
    <style:style style:name="T42" style:family="text">
      <style:text-properties officeooo:rsid="002c0dff"/>
    </style:style>
    <style:style style:name="T43" style:family="text">
      <style:text-properties officeooo:rsid="0039569b"/>
    </style:style>
    <style:style style:name="T44" style:family="text">
      <style:text-properties officeooo:rsid="00393c90"/>
    </style:style>
    <style:style style:name="T45" style:family="text">
      <style:text-properties officeooo:rsid="0048f3a0"/>
    </style:style>
    <style:style style:name="T46" style:family="text">
      <style:text-properties officeooo:rsid="003a4535"/>
    </style:style>
    <style:style style:name="T47" style:family="text">
      <style:text-properties officeooo:rsid="003c1a16"/>
    </style:style>
    <style:style style:name="T48" style:family="text">
      <style:text-properties officeooo:rsid="00217dce"/>
    </style:style>
    <style:style style:name="T49" style:family="text">
      <style:text-properties officeooo:rsid="0035c90e"/>
    </style:style>
    <style:style style:name="T50" style:family="text">
      <style:text-properties officeooo:rsid="003d9f7d"/>
    </style:style>
    <style:style style:name="T51" style:family="text">
      <style:text-properties officeooo:rsid="003df316"/>
    </style:style>
    <style:style style:name="T52" style:family="text">
      <style:text-properties officeooo:rsid="003e00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experiments Records 1 </text:p>
      <text:p text:style-name="P1">// I need to record the data, figures and confusion matrix of each result. </text:p>
      <text:p text:style-name="P1">// so I need actually two documents, one is for data, figures index and confusion matrix;;</text:p>
      <text:p text:style-name="P1">// another one is special for figures.. we will order them in the new slide and give the caption belongs to one case, not number the cases. </text:p>
      <text:p text:style-name="P1">// case ID, data name and content, method index, result figure index, and confusion matrix for each result. </text:p>
      <table:table table:name="SimpleExperiments" table:style-name="SimpleExperiments">
        <table:table-column table:style-name="SimpleExperiments.A"/>
        <table:table-column table:style-name="SimpleExperiments.B"/>
        <table:table-column table:style-name="SimpleExperiments.C"/>
        <table:table-column table:style-name="SimpleExperiments.D"/>
        <table:table-column table:style-name="SimpleExperiments.E"/>
        <table:table-row>
          <table:table-cell table:style-name="SimpleExperiments.A1" office:value-type="string">
            <text:p text:style-name="P5">CaseID</text:p>
          </table:table-cell>
          <table:table-cell table:style-name="SimpleExperiments.A1" office:value-type="string">
            <text:p text:style-name="P5">Data </text:p>
          </table:table-cell>
          <table:table-cell table:style-name="SimpleExperiments.A1" office:value-type="string">
            <text:p text:style-name="P5">Methods </text:p>
          </table:table-cell>
          <table:table-cell table:style-name="SimpleExperiments.A1" office:value-type="string">
            <text:p text:style-name="P5">Result</text:p>
          </table:table-cell>
          <table:table-cell table:style-name="SimpleExperiments.E1" office:value-type="string">
            <text:p text:style-name="P5">Evalaution</text:p>
          </table:table-cell>
        </table:table-row>
        <table:table-row>
          <table:table-cell table:style-name="SimpleExperiments.A2" office:value-type="string">
            <text:p text:style-name="P5">C1.1 add events in XOR</text:p>
          </table:table-cell>
          <table:table-cell table:style-name="SimpleExperiments.A2" office:value-type="string">
            <text:p text:style-name="P5">D5.1.2</text:p>
            <text:p text:style-name="P5">Pos:50&lt;A,C&gt;,50&lt;B,C&gt;,50&lt;D,C&gt;</text:p>
          </table:table-cell>
          <table:table-cell table:style-name="SimpleExperiments.A2" office:value-type="string">
            <text:p text:style-name="P5">IM</text:p>
          </table:table-cell>
          <table:table-cell table:style-name="SimpleExperiments.A2" office:value-type="string">
            <text:p text:style-name="P6">Fig 1.1_1</text:p>
          </table:table-cell>
          <table:table-cell table:style-name="SimpleExperiments.E2" office:value-type="string">
            <text:p text:style-name="P7"><text:span text:style-name="T2">New </text:span>Model: </text:p>
            <text:p text:style-name="P7">TP: <text:span text:style-name="T2">150</text:span> <text:s text:c="2"/>FN: <text:span text:style-name="T3">0</text:span></text:p>
            <text:p text:style-name="P7">FP: <text:span text:style-name="T2">0</text:span> <text:s text:c="2"/>TN: ?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RM</text:p>
          </table:table-cell>
          <table:table-cell table:style-name="SimpleExperiments.A2" office:value-type="string">
            <text:p text:style-name="P6">Fig 1.1_2</text:p>
          </table:table-cell>
          <table:table-cell table:style-name="SimpleExperiments.E2" office:value-type="string">
            <text:p text:style-name="P7"><text:span text:style-name="T2">New </text:span>Model: </text:p>
            <text:p text:style-name="P7">TP: <text:span text:style-name="T2">150</text:span> <text:s text:c="2"/>FN: <text:span text:style-name="T3">0</text:span></text:p>
            <text:p text:style-name="P7">FP: <text:span text:style-name="T2">0</text:span> <text:s text:c="2"/>TN: ?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1.1_1</text:p>
          </table:table-cell>
          <table:table-cell table:style-name="SimpleExperiments.E2" office:value-type="string">
            <text:p text:style-name="P7"><text:span text:style-name="T2">New </text:span>Model: </text:p>
            <text:p text:style-name="P7">TP: <text:span text:style-name="T2">150</text:span> <text:s text:c="2"/>FN: <text:span text:style-name="T3">0</text:span></text:p>
            <text:p text:style-name="P7">FP: <text:span text:style-name="T2">0</text:span> <text:s text:c="2"/>TN: ?</text:p>
          </table:table-cell>
        </table:table-row>
        <table:table-row>
          <table:table-cell table:style-name="SimpleExperiments.A2" office:value-type="string">
            <text:p text:style-name="P5">C1.<text:span text:style-name="T1">2</text:span> <text:span text:style-name="T1">delete</text:span> events <text:span text:style-name="T1">form</text:span> XOR</text:p>
          </table:table-cell>
          <table:table-cell table:style-name="SimpleExperiments.A2" office:value-type="string">
            <text:p text:style-name="P5">D5.<text:span text:style-name="T1">3</text:span></text:p>
            <text:p text:style-name="P10">pos: 50&lt;A,<text:span text:style-name="T5">C</text:span>&gt; <text:s/>neg: 50&lt;B,<text:span text:style-name="T5">C</text:span>&gt;</text:p>
          </table:table-cell>
          <table:table-cell table:style-name="SimpleExperiments.A2" office:value-type="string">
            <text:p text:style-name="P5">IM</text:p>
          </table:table-cell>
          <table:table-cell table:style-name="SimpleExperiments.A2" office:value-type="string">
            <text:p text:style-name="P6">Fig 1.<text:span text:style-name="T6">2</text:span>_1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3">50</text:span> <text:s text:c="2"/>FN: <text:span text:style-name="T3">0</text:span></text:p>
            <text:p text:style-name="P11">FP: <text:span text:style-name="T2">0</text:span> <text:s text:c="2"/>TN: <text:span text:style-name="T3">5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RM</text:p>
          </table:table-cell>
          <table:table-cell table:style-name="SimpleExperiments.A2" office:value-type="string">
            <text:p text:style-name="P6">Fig 1.<text:span text:style-name="T6">2</text:span>_<text:span text:style-name="T6">1</text:span>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3">50</text:span> <text:s text:c="2"/>FN: <text:span text:style-name="T3">0</text:span></text:p>
            <text:p text:style-name="P11">FP: <text:span text:style-name="T2">0</text:span> <text:s text:c="2"/>TN: <text:span text:style-name="T3">50</text:span>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1.<text:span text:style-name="T6">2</text:span>_1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3">50</text:span> <text:s text:c="2"/>FN: <text:span text:style-name="T3">0</text:span></text:p>
            <text:p text:style-name="P11">FP: <text:span text:style-name="T2">0</text:span> <text:s text:c="2"/>TN: <text:span text:style-name="T3">50</text:span></text:p>
          </table:table-cell>
        </table:table-row>
        <table:table-row>
          <table:table-cell table:style-name="SimpleExperiments.A2" office:value-type="string">
            <text:p text:style-name="P5">C1.<text:span text:style-name="T7">3</text:span> <text:span text:style-name="T7">change</text:span> XOR <text:span text:style-name="T7">to sequence</text:span></text:p>
          </table:table-cell>
          <table:table-cell table:style-name="SimpleExperiments.A2" office:value-type="string">
            <text:p text:style-name="P5">D5.<text:span text:style-name="T7">5</text:span></text:p>
            <text:p text:style-name="P2">pos: 50&lt;A,B,<text:span text:style-name="T8">C</text:span>&gt; neg: 50&lt;A,<text:span text:style-name="T8">C</text:span>&gt;, 50&lt;B,<text:span text:style-name="T8">C</text:span>&gt;</text:p>
          </table:table-cell>
          <table:table-cell table:style-name="SimpleExperiments.A2" office:value-type="string">
            <text:p text:style-name="P14">IM</text:p>
          </table:table-cell>
          <table:table-cell table:style-name="SimpleExperiments.A2" office:value-type="string">
            <text:p text:style-name="P6">Fig 1.<text:span text:style-name="T7">3</text:span>_1</text:p>
          </table:table-cell>
          <table:table-cell table:style-name="SimpleExperiments.E2" office:value-type="string">
            <text:p text:style-name="P12"><text:span text:style-name="T2">New </text:span>Model: </text:p>
            <text:p text:style-name="P12"><text:span text:style-name="T9">TP: </text:span><text:span text:style-name="T10">100</text:span> <text:s text:c="2"/>FN: <text:span text:style-name="T3">0</text:span></text:p>
            <text:p text:style-name="P12">FP: <text:span text:style-name="T2">0</text:span> <text:s text:c="2"/>TN: <text:span text:style-name="T3">100</text:span></text:p>
            <text:p text:style-name="P13">record wrong?? </text:p>
            <text:p text:style-name="P6"><text:soft-page-break/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15">RM</text:p>
          </table:table-cell>
          <table:table-cell table:style-name="SimpleExperiments.A2" office:value-type="string">
            <text:p text:style-name="P6">Fig 1.<text:span text:style-name="T7">3</text:span>_<text:span text:style-name="T7">2</text:span>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3">50</text:span> <text:s text:c="2"/>FN: <text:span text:style-name="T3">0</text:span></text:p>
            <text:p text:style-name="P11">FP: <text:span text:style-name="T11">100</text:span> <text:s text:c="2"/>TN: <text:span text:style-name="T11">0</text:span>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15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1.<text:span text:style-name="T7">3</text:span>_<text:span text:style-name="T12">1</text:span>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<text:span text:style-name="T9">TP: </text:span><text:span text:style-name="T10">50</text:span> <text:s text:c="2"/>FN: <text:span text:style-name="T3">0</text:span></text:p>
            <text:p text:style-name="P11">FP: <text:span text:style-name="T2">0</text:span> <text:s text:c="2"/>TN: <text:span text:style-name="T12">100</text:span></text:p>
          </table:table-cell>
        </table:table-row>
        <table:table-row>
          <table:table-cell table:style-name="SimpleExperiments.A2" office:value-type="string">
            <text:p text:style-name="P16">Case 1.4 change xor to parallel</text:p>
          </table:table-cell>
          <table:table-cell table:style-name="SimpleExperiments.A2" office:value-type="string">
            <text:p text:style-name="P16">data: D5.6</text:p>
            <text:p text:style-name="P3">pos: 50&lt;A,B,<text:span text:style-name="T13">C</text:span>&gt; 50&lt;B,A,<text:span text:style-name="T13">C</text:span>&gt; neg: 50&lt;A,<text:span text:style-name="T13">C</text:span>&gt;, 50&lt;B,<text:span text:style-name="T13">C</text:span>&gt;</text:p>
          </table:table-cell>
          <table:table-cell table:style-name="SimpleExperiments.A2" office:value-type="string">
            <text:p text:style-name="P14">IM</text:p>
          </table:table-cell>
          <table:table-cell table:style-name="SimpleExperiments.A2" office:value-type="string">
            <text:p text:style-name="P6">Fig 1.<text:span text:style-name="T12">4</text:span>_1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2">0</text:span> <text:s text:c="2"/>TN: <text:span text:style-name="T12">10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15">RM</text:p>
          </table:table-cell>
          <table:table-cell table:style-name="SimpleExperiments.A2" office:value-type="string">
            <text:p text:style-name="P6">Fig 1.<text:span text:style-name="T12">4</text:span>_<text:span text:style-name="T6">1</text:span>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12">100</text:span> <text:s text:c="2"/>TN: <text:span text:style-name="T12">0</text:span>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1.<text:span text:style-name="T12">4</text:span>_<text:span text:style-name="T12">3</text:span></text:p>
            <text:p text:style-name="P16">like IM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2">0</text:span> <text:s text:c="2"/>TN: <text:span text:style-name="T12">100</text:span></text:p>
          </table:table-cell>
        </table:table-row>
        <table:table-row>
          <table:table-cell table:style-name="SimpleExperiments.A2" office:value-type="string">
            <text:p text:style-name="P16">Case 1.5 add events on xor branch</text:p>
          </table:table-cell>
          <table:table-cell table:style-name="SimpleExperiments.A2" office:value-type="string">
            <text:p text:style-name="P16">data: D5.2.2</text:p>
            <text:p text:style-name="P18">pos: 50&lt;A,<text:span text:style-name="T14">D,C</text:span>&gt; 50&lt;B,<text:span text:style-name="T14">C</text:span>&gt; <text:s/>neg: 50&lt;A,<text:span text:style-name="T14">C</text:span>&gt;</text:p>
          </table:table-cell>
          <table:table-cell table:style-name="SimpleExperiments.A2" office:value-type="string">
            <text:p text:style-name="P14">IM</text:p>
          </table:table-cell>
          <table:table-cell table:style-name="SimpleExperiments.A2" office:value-type="string">
            <text:p text:style-name="P6">Fig 1.<text:span text:style-name="T18">5</text:span>_1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2">0</text:span> <text:s text:c="2"/>TN: <text:span text:style-name="T12">10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15">RM</text:p>
          </table:table-cell>
          <table:table-cell table:style-name="SimpleExperiments.A2" office:value-type="string">
            <text:p text:style-name="P6">Fig 1.<text:span text:style-name="T18">5</text:span>_<text:span text:style-name="T6">1</text:span>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12">100</text:span> <text:s text:c="2"/>TN: <text:span text:style-name="T12">0</text:span>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1.<text:span text:style-name="T18">5</text:span>_<text:span text:style-name="T18">1</text:span></text:p>
            <text:p text:style-name="P16">like IM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2">0</text:span> <text:s text:c="2"/>TN: <text:span text:style-name="T12">100</text:span></text:p>
          </table:table-cell>
        </table:table-row>
        <text:soft-page-break/>
        <table:table-row>
          <table:table-cell table:style-name="SimpleExperiments.A2" office:value-type="string">
            <text:p text:style-name="P16">Case 1.<text:span text:style-name="T15">6</text:span> add <text:span text:style-name="T15">while deleting </text:span>events <text:span text:style-name="T15">on xor</text:span></text:p>
          </table:table-cell>
          <table:table-cell table:style-name="SimpleExperiments.A2" office:value-type="string">
            <text:p text:style-name="P16">data: D5.<text:span text:style-name="T15">4</text:span></text:p>
            <text:p text:style-name="P4">pos: <text:s/>50&lt;A,<text:span text:style-name="T16">C</text:span>&gt;, 50&lt;<text:span text:style-name="T16">D,C</text:span>&gt;, <text:span text:style-name="T17">neg: 50&lt;B,C&gt; </text:span></text:p>
          </table:table-cell>
          <table:table-cell table:style-name="SimpleExperiments.A2" office:value-type="string">
            <text:p text:style-name="P14">IM</text:p>
          </table:table-cell>
          <table:table-cell table:style-name="SimpleExperiments.A2" office:value-type="string">
            <text:p text:style-name="P6">Fig 1.<text:span text:style-name="T18">6</text:span>_1</text:p>
          </table:table-cell>
          <table:table-cell table:style-name="SimpleExperiments.E2" office:value-type="string">
            <text:p text:style-name="P19"><text:span text:style-name="T2">New </text:span>Model: </text:p>
            <text:p text:style-name="P19">TP: <text:span text:style-name="T3">100</text:span> <text:s text:c="2"/>FN: <text:span text:style-name="T3">0</text:span></text:p>
            <text:p text:style-name="P19">FP: <text:span text:style-name="T2">0</text:span> <text:s text:c="2"/>TN: <text:span text:style-name="T3">5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15">RM</text:p>
          </table:table-cell>
          <table:table-cell table:style-name="SimpleExperiments.A2" office:value-type="string">
            <text:p text:style-name="P6">Fig 1.<text:span text:style-name="T18">6</text:span>_<text:span text:style-name="T18">2</text:span></text:p>
          </table:table-cell>
          <table:table-cell table:style-name="SimpleExperiments.E2" office:value-type="string">
            <text:p text:style-name="P19"><text:span text:style-name="T2">New </text:span>Model: </text:p>
            <text:p text:style-name="P19">TP: <text:span text:style-name="T18">100</text:span> <text:s text:c="2"/>FN: <text:span text:style-name="T18">0</text:span></text:p>
            <text:p text:style-name="P19">FP: <text:span text:style-name="T3">0</text:span> <text:s text:c="2"/>TN: <text:span text:style-name="T18">50</text:span>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1.<text:span text:style-name="T18">6</text:span>_<text:span text:style-name="T18">1</text:span></text:p>
            <text:p text:style-name="P16">like IM</text:p>
          </table:table-cell>
          <table:table-cell table:style-name="SimpleExperiments.E2" office:value-type="string">
            <text:p text:style-name="P11"><text:span text:style-name="T2">New </text:span>Model: </text:p>
            <text:p text:style-name="P11">TP: <text:span text:style-name="T12">100</text:span> <text:s text:c="2"/>FN: <text:span text:style-name="T3">0</text:span></text:p>
            <text:p text:style-name="P11">FP: <text:span text:style-name="T2">0</text:span> <text:s text:c="2"/>TN: <text:span text:style-name="T19">50</text:span>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11"/>
          </table:table-cell>
        </table:table-row>
        <table:table-row>
          <table:table-cell table:style-name="SimpleExperiments.A2" office:value-type="string">
            <text:p text:style-name="P20">Case 2.1 delete events from sequence</text:p>
          </table:table-cell>
          <table:table-cell table:style-name="SimpleExperiments.A2" office:value-type="string">
            <text:p text:style-name="P20">Data: D1.2</text:p>
            <text:p text:style-name="P21"><text:span text:style-name="T20">Pos: </text:span>50 &lt;A&gt;, </text:p>
            <text:p text:style-name="P21"><text:span text:style-name="T20">Neg: </text:span>50 &lt;A,B&gt;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6">Fig <text:span text:style-name="T21">2</text:span>.<text:span text:style-name="T21">1</text:span>_1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2">50</text:span> <text:s text:c="2"/>FN: <text:span text:style-name="T3">0</text:span></text:p>
            <text:p text:style-name="P26">FP: <text:span text:style-name="T2">0</text:span> <text:s text:c="2"/>TN: <text:span text:style-name="T22">5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6">Fig <text:span text:style-name="T21">2</text:span>.<text:span text:style-name="T21">1</text:span>_<text:span text:style-name="T18">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2">50</text:span> <text:s text:c="2"/>FN: <text:span text:style-name="T3">0</text:span></text:p>
            <text:p text:style-name="P26">FP: <text:span text:style-name="T2">0</text:span> <text:s text:c="2"/>TN: <text:span text:style-name="T22">50</text:span></text:p>
            <text:p text:style-name="P7"/>
            <text:p text:style-name="P6">Good recall, but 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<text:span text:style-name="T21">2</text:span>.<text:span text:style-name="T21">1</text:span>_<text:span text:style-name="T18">1</text:span></text:p>
            <text:p text:style-name="P16">like IM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2">50</text:span> <text:s text:c="2"/>FN: <text:span text:style-name="T3">0</text:span></text:p>
            <text:p text:style-name="P26">FP: <text:span text:style-name="T2">0</text:span> <text:s text:c="2"/>TN: <text:span text:style-name="T22">50</text:span></text:p>
          </table:table-cell>
        </table:table-row>
        <table:table-row>
          <table:table-cell table:style-name="SimpleExperiments.A2" office:value-type="string">
            <text:p text:style-name="P20">Case 2.<text:span text:style-name="T23">2</text:span> <text:span text:style-name="T23">sequence to xor</text:span></text:p>
          </table:table-cell>
          <table:table-cell table:style-name="SimpleExperiments.A2" office:value-type="string">
            <text:p text:style-name="P20">Data: D1.<text:span text:style-name="T23">3</text:span></text:p>
            <text:p text:style-name="P22"><text:span text:style-name="T24">Pos: </text:span>50&lt;A&gt;, 50&lt;B&gt;, <text:span text:style-name="T24">Neg: </text:span>50&lt;A,B&gt;</text:p>
          </table:table-cell>
          <table:table-cell table:style-name="SimpleExperiments.A2" office:value-type="string">
            <text:p text:style-name="P35">IM</text:p>
          </table:table-cell>
          <table:table-cell table:style-name="SimpleExperiments.A2" office:value-type="string">
            <text:p text:style-name="P6">Fig <text:span text:style-name="T21">2</text:span>.<text:span text:style-name="T21">1</text:span>_1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5">100</text:span> <text:s text:c="2"/>FN: <text:span text:style-name="T3">0</text:span></text:p>
            <text:p text:style-name="P26">FP: <text:span text:style-name="T2">0</text:span> <text:s text:c="2"/>TN: <text:span text:style-name="T22">5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36">RM</text:p>
          </table:table-cell>
          <table:table-cell table:style-name="SimpleExperiments.A2" office:value-type="string">
            <text:p text:style-name="P6">Fig <text:span text:style-name="T21">2</text:span>.<text:span text:style-name="T21">1</text:span>_<text:span text:style-name="T18">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5">100</text:span> <text:s text:c="2"/>FN: <text:span text:style-name="T3">0</text:span></text:p>
            <text:p text:style-name="P26">FP: <text:span text:style-name="T25">50</text:span> <text:s text:c="2"/>TN: <text:span text:style-name="T22">0</text:span></text:p>
            <text:p text:style-name="P6"/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<text:soft-page-break/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<text:soft-page-break/><text:span text:style-name="T21">2</text:span>.<text:span text:style-name="T21">1</text:span>_<text:span text:style-name="T18">1</text:span></text:p>
            <text:p text:style-name="P16">like IM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<text:soft-page-break/>TP: <text:span text:style-name="T25">100</text:span> <text:s text:c="2"/>FN: <text:span text:style-name="T3">0</text:span></text:p>
            <text:p text:style-name="P26">FP: <text:span text:style-name="T2">0</text:span> <text:s text:c="2"/>TN: <text:span text:style-name="T22">50</text:span></text:p>
          </table:table-cell>
        </table:table-row>
        <table:table-row>
          <table:table-cell table:style-name="SimpleExperiments.A2" office:value-type="string">
            <text:p text:style-name="P20">Case 2.<text:span text:style-name="T25">3</text:span> <text:span text:style-name="T23">sequence to parallel </text:span></text:p>
          </table:table-cell>
          <table:table-cell table:style-name="SimpleExperiments.A2" office:value-type="string">
            <text:p text:style-name="P20">Data: D1.<text:span text:style-name="T25">1</text:span></text:p>
            <text:p text:style-name="P23">5<text:span text:style-name="T26">5 </text:span>&lt;A,B&gt;, 5<text:span text:style-name="T26">5</text:span>&lt;B,A&gt;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6">Fig <text:span text:style-name="T21">2</text:span>.<text:span text:style-name="T27">3</text:span>_1</text:p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29">100</text:span> <text:s text:c="2"/>FN: <text:span text:style-name="T3">0</text:span></text:p>
            <text:p text:style-name="P37">FP: <text:span text:style-name="T28">0</text:span> <text:s text:c="2"/>TN: ?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6">Fig <text:span text:style-name="T21">2</text:span>.<text:span text:style-name="T27">3</text:span>_<text:span text:style-name="T18">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5">100</text:span> <text:s text:c="2"/>FN: <text:span text:style-name="T3">0</text:span></text:p>
            <text:p text:style-name="P26">FP: <text:span text:style-name="T27">0</text:span> <text:s text:c="2"/>TN: <text:span text:style-name="T22">0</text:span></text:p>
            <text:p text:style-name="P26"/>
            <text:p text:style-name="P38">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<text:span text:style-name="T21">2</text:span>.<text:span text:style-name="T27">3</text:span>_<text:span text:style-name="T18">1</text:span></text:p>
            <text:p text:style-name="P16">like IM</text:p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29">100</text:span> <text:s text:c="2"/>FN: <text:span text:style-name="T3">0</text:span></text:p>
            <text:p text:style-name="P37">FP: <text:span text:style-name="T28">0</text:span> <text:s text:c="2"/>TN: ?</text:p>
          </table:table-cell>
        </table:table-row>
        <table:table-row>
          <table:table-cell table:style-name="SimpleExperiments.A2" office:value-type="string">
            <text:p text:style-name="P20">Case 2.<text:span text:style-name="T30">4</text:span> <text:span text:style-name="T30">add single event to sequence at different positions </text:span></text:p>
          </table:table-cell>
          <table:table-cell table:style-name="SimpleExperiments.A2" office:value-type="string">
            <text:p text:style-name="P20">Data: D1.<text:span text:style-name="T30">8</text:span></text:p>
            <text:p text:style-name="P40">pos: 50 &lt;A,B,C&gt; , 50 &lt;A,<text:span text:style-name="T31">D,</text:span>B&gt;, <text:span text:style-name="T32">50&lt;E,A,B&gt;</text:span> </text:p>
            <text:p text:style-name="P40">neg: 50 &lt;A,B&gt;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6">Fig <text:span text:style-name="T21">2</text:span>.<text:span text:style-name="T33">4</text:span>_1</text:p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29">150</text:span> <text:s text:c="2"/>FN: <text:span text:style-name="T3">0</text:span></text:p>
            <text:p text:style-name="P37">FP: <text:span text:style-name="T34">50</text:span> <text:s text:c="2"/>TN: <text:span text:style-name="T34">0</text:span></text:p>
            <text:p text:style-name="P7"/>
            <text:p text:style-name="P6">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6">Fig <text:span text:style-name="T21">2</text:span>.<text:span text:style-name="T33">4</text:span>_<text:span text:style-name="T18">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5">150</text:span> <text:s text:c="2"/>FN: <text:span text:style-name="T3">0</text:span></text:p>
            <text:p text:style-name="P26">FP: <text:span text:style-name="T34">50</text:span> <text:s text:c="2"/>TN: <text:span text:style-name="T22">0</text:span></text:p>
            <text:p text:style-name="P39"/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  <text:p text:style-name="P8"/>
            <text:p text:style-name="P43">Weights: 1.0, 0.1, 1.0</text:p>
            <text:p text:style-name="P43"/>
            <text:p text:style-name="P43"/>
            <text:p text:style-name="P43"/>
            <text:p text:style-name="P43">Weights: 1.1, 0.0, 0.5</text:p>
          </table:table-cell>
          <table:table-cell table:style-name="SimpleExperiments.A2" office:value-type="string">
            <text:p text:style-name="P6">Fig <text:span text:style-name="T21">2</text:span>.<text:span text:style-name="T33">4</text:span>_<text:span text:style-name="T33">1</text:span></text:p>
            <text:p text:style-name="P16">like IM</text:p>
            <text:p text:style-name="P16"/>
            <text:p text:style-name="P16"/>
            <text:p text:style-name="P43">Fig 2.4_3</text:p>
            <text:p text:style-name="P43"/>
            <text:p text:style-name="P43"/>
            <text:p text:style-name="P43"/>
            <text:p text:style-name="P43">M2</text:p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29">150</text:span> <text:s text:c="2"/>FN: <text:span text:style-name="T3">0</text:span></text:p>
            <text:p text:style-name="P37">FP: <text:span text:style-name="T34">50</text:span> <text:s text:c="2"/>TN: <text:span text:style-name="T34">0</text:span></text:p>
            <text:p text:style-name="P37"/>
            <text:p text:style-name="P44"><text:span text:style-name="T2">New </text:span>Model: </text:p>
            <text:p text:style-name="P44">TP: <text:span text:style-name="T29">0</text:span> <text:s text:c="2"/>FN: <text:span text:style-name="T34">150</text:span></text:p>
            <text:p text:style-name="P44">FP: <text:span text:style-name="T34">0</text:span> <text:s text:c="2"/>TN: <text:span text:style-name="T34">50</text:span></text:p>
            <text:p text:style-name="P45"/>
            <text:p text:style-name="P45"><text:span text:style-name="T2">New </text:span>Model: </text:p>
            <text:p text:style-name="P45">TP: <text:span text:style-name="T29">0</text:span> <text:s text:c="2"/>FN: <text:span text:style-name="T34">150</text:span></text:p>
            <text:p text:style-name="P45">FP: <text:span text:style-name="T35">50</text:span> <text:s text:c="2"/>TN: <text:span text:style-name="T34">0</text:span></text:p>
            <text:p text:style-name="P45"/>
          </table:table-cell>
        </table:table-row>
        <table:table-row>
          <table:table-cell table:style-name="SimpleExperiments.A2" office:value-type="string">
            <text:p text:style-name="P20">Case 2.<text:span text:style-name="T35">5</text:span> <text:span text:style-name="T30">add multiple events to sequence at same positions </text:span></text:p>
          </table:table-cell>
          <table:table-cell table:style-name="SimpleExperiments.A2" office:value-type="string">
            <text:p text:style-name="P20">Data: D1.<text:span text:style-name="T35">11</text:span></text:p>
            <text:p text:style-name="P41">pos: 50 &lt;A,<text:span text:style-name="T36">C,</text:span>B&gt; , 50 &lt;A<text:span text:style-name="T31">,D,</text:span>B&gt;, <text:span text:style-name="T32">50&lt;E,A,B&gt;</text:span> <text:span text:style-name="T36">50 &lt;F,A,B&gt;</text:span></text:p>
            <text:p text:style-name="P41">neg: 50 &lt;A,B&gt;</text:p>
          </table:table-cell>
          <table:table-cell table:style-name="SimpleExperiments.A2" office:value-type="string">
            <text:p text:style-name="P29">IM</text:p>
          </table:table-cell>
          <table:table-cell table:style-name="SimpleExperiments.A2" office:value-type="string">
            <text:p text:style-name="P6">Fig <text:span text:style-name="T21">2</text:span>.<text:span text:style-name="T33">4</text:span>_1</text:p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37">200</text:span> <text:s text:c="2"/>FN: <text:span text:style-name="T3">0</text:span></text:p>
            <text:p text:style-name="P37">FP: <text:span text:style-name="T34">50</text:span> <text:s text:c="2"/>TN: <text:span text:style-name="T34">0</text:span></text:p>
            <text:p text:style-name="P7"/>
            <text:p text:style-name="P6">good precision</text:p>
          </table:table-cell>
        </table:table-row>
        <text:soft-page-break/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30">RM</text:p>
          </table:table-cell>
          <table:table-cell table:style-name="SimpleExperiments.A2" office:value-type="string">
            <text:p text:style-name="P6">Fig <text:span text:style-name="T21">2</text:span>.<text:span text:style-name="T33">4</text:span>_<text:span text:style-name="T18">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37">200</text:span> <text:s text:c="2"/>FN: <text:span text:style-name="T3">0</text:span></text:p>
            <text:p text:style-name="P26">FP: <text:span text:style-name="T34">50</text:span> <text:s text:c="2"/>TN: <text:span text:style-name="T22">0</text:span></text:p>
            <text:p text:style-name="P39"/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6">Dfg</text:p>
            <text:p text:style-name="P8">Assign Df: 0.<text:span text:style-name="T4">2</text:span></text:p>
            <text:p text:style-name="P8">Weight: <text:span text:style-name="T4">1.0</text:span>, 1.0 , 1.0</text:p>
          </table:table-cell>
          <table:table-cell table:style-name="SimpleExperiments.A2" office:value-type="string">
            <text:p text:style-name="P6">Fig <text:span text:style-name="T21">2</text:span>.<text:span text:style-name="T37">5</text:span>_<text:span text:style-name="T33">1</text:span></text:p>
            <text:p text:style-name="P16">like IM</text:p>
            <text:p text:style-name="P42"/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37">200</text:span> <text:s text:c="2"/>FN: <text:span text:style-name="T3">0</text:span></text:p>
            <text:p text:style-name="P37">FP: <text:span text:style-name="T34">50</text:span> <text:s text:c="2"/>TN: <text:span text:style-name="T34">0</text:span></text:p>
          </table:table-cell>
        </table:table-row>
        <table:table-row>
          <table:table-cell table:style-name="SimpleExperiments.A2" office:value-type="string">
            <text:p text:style-name="P46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11"/>
          </table:table-cell>
        </table:table-row>
        <table:table-row>
          <table:table-cell table:style-name="SimpleExperiments.A2" office:value-type="string">
            <text:p text:style-name="P46">Case 3.1 add events to parallel </text:p>
          </table:table-cell>
          <table:table-cell table:style-name="SimpleExperiments.A2" office:value-type="string">
            <text:p text:style-name="P46">data: D2.8</text:p>
            <text:p text:style-name="P24"><text:span text:style-name="T20">Pos: </text:span>50 &lt;A, <text:span text:style-name="T38">B, C</text:span>&gt;, <text:span text:style-name="T39">50&lt;A, C, B&gt;, </text:span>50 &lt;<text:span text:style-name="T38">C, </text:span>A,B&gt; <text:s/></text:p>
            <text:p text:style-name="P63">neg: 50&lt;A,B&gt;, 50 &lt;B,A&gt;</text:p>
            <text:p text:style-name="P46"/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6">Fig <text:span text:style-name="T21">3.1</text:span>_1</text:p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29">100</text:span> <text:s text:c="2"/>FN: <text:span text:style-name="T3">0</text:span></text:p>
            <text:p text:style-name="P37">FP: <text:span text:style-name="T28">0</text:span> <text:s text:c="2"/>TN: ?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6">Fig <text:span text:style-name="T21">3.1</text:span>_<text:span text:style-name="T18">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25">100</text:span> <text:s text:c="2"/>FN: <text:span text:style-name="T3">0</text:span></text:p>
            <text:p text:style-name="P26">FP: <text:span text:style-name="T27">0</text:span> <text:s text:c="2"/>TN: <text:span text:style-name="T22">0</text:span></text:p>
            <text:p text:style-name="P26"/>
            <text:p text:style-name="P38">less precision</text:p>
          </table:table-cell>
        </table:table-row>
        <table:table-row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Table_20_Contents"/>
          </table:table-cell>
          <table:table-cell table:style-name="SimpleExperiments.A2" office:value-type="string">
            <text:p text:style-name="P47">Dfg</text:p>
            <text:p text:style-name="P48">Assign Df: 0.<text:span text:style-name="T4">2</text:span></text:p>
            <text:p text:style-name="P48">Weight: <text:span text:style-name="T4">1.0</text:span>, 1.0 , 1.0</text:p>
          </table:table-cell>
          <table:table-cell table:style-name="SimpleExperiments.A2" office:value-type="string">
            <text:p text:style-name="P17">???</text:p>
          </table:table-cell>
          <table:table-cell table:style-name="SimpleExperiments.E2" office:value-type="string">
            <text:p text:style-name="P37"/>
          </table:table-cell>
        </table:table-row>
        <table:table-row>
          <table:table-cell table:style-name="SimpleExperiments.A2" office:value-type="string">
            <text:p text:style-name="P49">Case 3.2 change parallel to sequence with overlapped labels</text:p>
          </table:table-cell>
          <table:table-cell table:style-name="SimpleExperiments.A2" office:value-type="string">
            <text:p text:style-name="P49">Data: <text:span text:style-name="T40">D2.6</text:span></text:p>
            <text:p text:style-name="P25"><text:span text:style-name="T41">Pos: </text:span>5<text:span text:style-name="T26">0</text:span>&lt;A,B&gt;, 5&lt;B,A&gt; </text:p>
            <text:p text:style-name="P25"><text:span text:style-name="T41">neg: </text:span>5&lt;A,B&gt;, 5<text:span text:style-name="T26">0</text:span>&lt;B,A&gt; </text:p>
          </table:table-cell>
          <table:table-cell table:style-name="SimpleExperiments.A2" office:value-type="string">
            <text:p text:style-name="P35">IM</text:p>
          </table:table-cell>
          <table:table-cell table:style-name="SimpleExperiments.A2" office:value-type="string">
            <text:p text:style-name="P50">M3</text:p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40">55</text:span> <text:s text:c="2"/>FN: <text:span text:style-name="T3">0</text:span></text:p>
            <text:p text:style-name="P37">FP: <text:span text:style-name="T40">55</text:span> <text:s text:c="2"/>TN: <text:span text:style-name="T40">0</text:span></text:p>
            <text:p text:style-name="P6"/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36">RM</text:p>
          </table:table-cell>
          <table:table-cell table:style-name="SimpleExperiments.A2" office:value-type="string">
            <text:p text:style-name="P51">M3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40">55</text:span> <text:s text:c="2"/>FN: <text:span text:style-name="T3">0</text:span></text:p>
            <text:p text:style-name="P26">FP: <text:span text:style-name="T40">55</text:span> <text:s text:c="2"/>TN: <text:span text:style-name="T22">0</text:span></text:p>
            <text:p text:style-name="P26"/>
            <text:p text:style-name="P38">less precision</text:p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31">Dfg</text:p>
            <text:p text:style-name="P9">Assign Df: 0.<text:span text:style-name="T4">2</text:span></text:p>
            <text:p text:style-name="P32">Weight: <text:span text:style-name="T4">1.0</text:span>, 1.0 , 1.0</text:p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52"><text:span text:style-name="T2">New </text:span>Model: </text:p>
            <text:p text:style-name="P52">TP: <text:span text:style-name="T4">50</text:span> <text:s text:c="2"/>FN: <text:span text:style-name="T42">5</text:span></text:p>
            <text:p text:style-name="P52">FP: <text:span text:style-name="T42">5</text:span> <text:s text:c="2"/>TN: <text:span text:style-name="T4">50</text:span></text:p>
            <text:p text:style-name="P53">0.91, 0.91, 0.91,0.91</text:p>
          </table:table-cell>
        </table:table-row>
        <table:table-row>
          <table:table-cell table:style-name="SimpleExperiments.A2" office:value-type="string">
            <text:p text:style-name="P49">Case 3.<text:span text:style-name="T40">3</text:span> change <text:soft-page-break/>parallel to sequence with overlapped labels <text:span text:style-name="T40">and noise</text:span></text:p>
          </table:table-cell>
          <table:table-cell table:style-name="SimpleExperiments.A2" office:value-type="string">
            <text:p text:style-name="P49">Data: <text:span text:style-name="T40">D2.6</text:span></text:p>
            <text:p text:style-name="P25"><text:span text:style-name="T41">Pos: </text:span>5<text:span text:style-name="T26">0</text:span>&lt;A,B&gt;, <text:soft-page-break/>5&lt;B,A&gt; </text:p>
            <text:p text:style-name="P25"><text:span text:style-name="T41">neg: </text:span>5&lt;A,B&gt;, 5<text:span text:style-name="T26">0</text:span>&lt;B,A&gt; </text:p>
          </table:table-cell>
          <table:table-cell table:style-name="SimpleExperiments.A2" office:value-type="string">
            <text:p text:style-name="P35">IM</text:p>
          </table:table-cell>
          <table:table-cell table:style-name="SimpleExperiments.A2" office:value-type="string">
            <text:p text:style-name="P50">Fig 3.3_1</text:p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40">55</text:span> <text:s text:c="2"/>FN: <text:span text:style-name="T40">3</text:span></text:p>
            <text:p text:style-name="P37"><text:soft-page-break/>FP: <text:span text:style-name="T40">55</text:span> <text:s text:c="2"/>TN: <text:span text:style-name="T40">0</text:span></text:p>
            <text:p text:style-name="P6"/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36">RM</text:p>
          </table:table-cell>
          <table:table-cell table:style-name="SimpleExperiments.A2" office:value-type="string">
            <text:p text:style-name="P50">Fig 3.3_2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40">58</text:span> <text:s text:c="2"/>FN: <text:span text:style-name="T3">0</text:span></text:p>
            <text:p text:style-name="P26">FP: <text:span text:style-name="T40">55</text:span> <text:s text:c="2"/>TN: <text:span text:style-name="T22">0</text:span></text:p>
            <text:p text:style-name="P26"/>
            <text:p text:style-name="P38">less precision</text:p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31">Dfg</text:p>
            <text:p text:style-name="P9">Assign Df: 0.<text:span text:style-name="T4">2</text:span></text:p>
            <text:p text:style-name="P32">Weight: <text:span text:style-name="T4">1.0</text:span>, 1.0 , 1.0</text:p>
          </table:table-cell>
          <table:table-cell table:style-name="SimpleExperiments.A2" office:value-type="string">
            <text:p text:style-name="P50">Fig 3.3_3</text:p>
          </table:table-cell>
          <table:table-cell table:style-name="SimpleExperiments.E2" office:value-type="string">
            <text:p text:style-name="P52"><text:span text:style-name="T2">New </text:span>Model: </text:p>
            <text:p text:style-name="P52">TP: <text:span text:style-name="T4">50</text:span> <text:s text:c="2"/>FN: <text:span text:style-name="T43">8</text:span></text:p>
            <text:p text:style-name="P53">FP: 5 <text:s text:c="2"/>TN: <text:span text:style-name="T4">50</text:span></text:p>
            <text:p text:style-name="P53"/>
            <text:p text:style-name="P54">0.86 0.91 0.88 0.88</text:p>
          </table:table-cell>
        </table:table-row>
        <table:table-row>
          <table:table-cell table:style-name="SimpleExperiments.A2" office:value-type="string">
            <text:p text:style-name="P55">Case 4.1 delete loop</text:p>
          </table:table-cell>
          <table:table-cell table:style-name="SimpleExperiments.A2" office:value-type="string">
            <text:p text:style-name="P55">Data: D3.7</text:p>
            <text:p text:style-name="P56">Pos: 50&lt;A&gt; <text:span text:style-name="T45">Neg: 50&lt;A,B,C&gt; , 50&lt;A,B,B,C&gt;</text:span>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6">Fig <text:span text:style-name="T44">4.1</text:span>_1</text:p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44">50</text:span> <text:s text:c="2"/>FN: <text:span text:style-name="T3">0</text:span></text:p>
            <text:p text:style-name="P37">FP: <text:span text:style-name="T28">0</text:span> <text:s text:c="2"/>TN: <text:span text:style-name="T44">10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6">Fig <text:span text:style-name="T44">4.1</text:span>_<text:span text:style-name="T44">1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44">50</text:span> <text:s text:c="2"/>FN: <text:span text:style-name="T3">0</text:span></text:p>
            <text:p text:style-name="P26">FP: <text:span text:style-name="T27">0</text:span> <text:s text:c="2"/>TN: <text:span text:style-name="T44">100</text:span></text:p>
            <text:p text:style-name="P39"><text:s/><text:span text:style-name="T46">same like IM</text:span></text:p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33">Dfg</text:p>
          </table:table-cell>
          <table:table-cell table:style-name="SimpleExperiments.A2" office:value-type="string">
            <text:p text:style-name="P57">Fig 4.1_3</text:p>
          </table:table-cell>
          <table:table-cell table:style-name="SimpleExperiments.E2" office:value-type="string">
            <text:p text:style-name="P26"/>
          </table:table-cell>
        </table:table-row>
        <table:table-row>
          <table:table-cell table:style-name="SimpleExperiments.A2" office:value-type="string">
            <text:p text:style-name="P55">Case 4.<text:span text:style-name="T47">2</text:span> delete loop</text:p>
          </table:table-cell>
          <table:table-cell table:style-name="SimpleExperiments.A2" office:value-type="string">
            <text:p text:style-name="P55">Data: D3.7</text:p>
            <text:p text:style-name="P56">Pos: 50&lt;A&gt; <text:span text:style-name="T45">Neg: 50&lt;A,B,C&gt; , 50&lt;A,B,B,C&gt;</text:span>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6">Fig <text:span text:style-name="T44">4.1</text:span>_1</text:p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44">50</text:span> <text:s text:c="2"/>FN: <text:span text:style-name="T3">0</text:span></text:p>
            <text:p text:style-name="P37">FP: <text:span text:style-name="T28">0</text:span> <text:s text:c="2"/>TN: <text:span text:style-name="T44">100</text:span></text:p>
            <text:p text:style-name="P7"/>
            <text:p text:style-name="P6">Good recall, good precision</text:p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6">Fig <text:span text:style-name="T44">4.1</text:span>_<text:span text:style-name="T44">1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44">50</text:span> <text:s text:c="2"/>FN: <text:span text:style-name="T3">0</text:span></text:p>
            <text:p text:style-name="P26">FP: <text:span text:style-name="T27">0</text:span> <text:s text:c="2"/>TN: <text:span text:style-name="T44">100</text:span></text:p>
            <text:p text:style-name="P39"><text:s/><text:span text:style-name="T46">same like IM</text:span></text:p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33">Dfg</text:p>
          </table:table-cell>
          <table:table-cell table:style-name="SimpleExperiments.A2" office:value-type="string">
            <text:p text:style-name="P57">Fig 4.1_3</text:p>
          </table:table-cell>
          <table:table-cell table:style-name="SimpleExperiments.E2" office:value-type="string">
            <text:p text:style-name="P26"/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2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26"/>
          </table:table-cell>
        </table:table-row>
        <table:table-row>
          <table:table-cell table:style-name="SimpleExperiments.A2" office:value-type="string">
            <text:p text:style-name="P58">Case 5.1 <text:span text:style-name="T48">add global </text:span><text:soft-page-break/><text:span text:style-name="T48">dependency</text:span></text:p>
          </table:table-cell>
          <table:table-cell table:style-name="SimpleExperiments.A2" office:value-type="string">
            <text:p text:style-name="P58">Data: D4.1</text:p>
            <text:p text:style-name="P60">Pos: 50&lt;A,<text:span text:style-name="T49">C,D</text:span>&gt; <text:span text:style-name="T49">50 </text:span><text:soft-page-break/><text:span text:style-name="T49">&lt;B,C,E&gt;, </text:span></text:p>
            <text:p text:style-name="P59">Neg: 50&lt;A,C,E&gt; 50&lt;B,C,D&gt;</text:p>
            <text:p text:style-name="P58">M5.1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58">M5.1</text:p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47">100</text:span> <text:s text:c="2"/>FN: <text:span text:style-name="T3">0</text:span></text:p>
            <text:p text:style-name="P37"><text:soft-page-break/>FP: <text:span text:style-name="T47">100</text:span> <text:s text:c="2"/>TN: <text:span text:style-name="T44">0</text:span></text:p>
            <text:p text:style-name="P58">can’t find global dependency</text:p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58">M5.1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47">100</text:span> <text:s text:c="2"/>FN: <text:span text:style-name="T3">0</text:span></text:p>
            <text:p text:style-name="P26">FP: <text:span text:style-name="T47">100</text:span> <text:s text:c="2"/>TN: <text:span text:style-name="T44">0</text:span></text:p>
            <text:p text:style-name="P39"><text:s/><text:span text:style-name="T46">same like IM</text:span></text:p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33">Dfg</text:p>
          </table:table-cell>
          <table:table-cell table:style-name="SimpleExperiments.A2" office:value-type="string">
            <text:p text:style-name="P58">M5.1</text:p>
          </table:table-cell>
          <table:table-cell table:style-name="SimpleExperiments.E2" office:value-type="string">
            <text:p text:style-name="P58">Same like IM</text:p>
          </table:table-cell>
        </table:table-row>
        <table:table-row>
          <table:table-cell table:style-name="SimpleExperiments.A2" office:value-type="string">
            <text:p text:style-name="P58">Case 5.2 delete<text:span text:style-name="T48"> global dependency</text:span></text:p>
          </table:table-cell>
          <table:table-cell table:style-name="SimpleExperiments.A2" office:value-type="string">
            <text:p text:style-name="P58">Data: D4.2</text:p>
            <text:p text:style-name="P61">Pos: 50&lt;A,C,D&gt; 50 &lt;B,C,E&gt;, 50&lt;A,C,E&gt; <text:s text:c="2"/>50&lt;B,C,D&gt;</text:p>
            <text:p text:style-name="P58">M5.2</text:p>
          </table:table-cell>
          <table:table-cell table:style-name="SimpleExperiments.A2" office:value-type="string">
            <text:p text:style-name="P27">IM</text:p>
          </table:table-cell>
          <table:table-cell table:style-name="SimpleExperiments.A2" office:value-type="string">
            <text:p text:style-name="P58">M5.1</text:p>
          </table:table-cell>
          <table:table-cell table:style-name="SimpleExperiments.E2" office:value-type="string">
            <text:p text:style-name="P37"><text:span text:style-name="T2">New </text:span>Model: </text:p>
            <text:p text:style-name="P37">TP: <text:span text:style-name="T50">200</text:span> <text:s text:c="2"/>FN: <text:span text:style-name="T3">0</text:span></text:p>
            <text:p text:style-name="P37">FP: <text:span text:style-name="T47">0</text:span> <text:s text:c="2"/>TN: ?</text:p>
            <text:p text:style-name="P58">can’t find global dependency</text:p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28">RM</text:p>
          </table:table-cell>
          <table:table-cell table:style-name="SimpleExperiments.A2" office:value-type="string">
            <text:p text:style-name="P58">M5.<text:span text:style-name="T50">2_2</text:span></text:p>
          </table:table-cell>
          <table:table-cell table:style-name="SimpleExperiments.E2" office:value-type="string">
            <text:p text:style-name="P26"><text:span text:style-name="T2">New </text:span>Model: </text:p>
            <text:p text:style-name="P26">TP: <text:span text:style-name="T50">200</text:span> <text:s text:c="2"/>FN: <text:span text:style-name="T3">0</text:span></text:p>
            <text:p text:style-name="P26">FP: <text:span text:style-name="T47">100</text:span> <text:s text:c="2"/>TN: <text:span text:style-name="T44">0</text:span></text:p>
            <text:p text:style-name="P39"/>
            <text:p text:style-name="P62">complex, less precision</text:p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33">Dfg</text:p>
          </table:table-cell>
          <table:table-cell table:style-name="SimpleExperiments.A2" office:value-type="string">
            <text:p text:style-name="P58">M5.1</text:p>
          </table:table-cell>
          <table:table-cell table:style-name="SimpleExperiments.E2" office:value-type="string">
            <text:p text:style-name="P58">Same like IM</text:p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2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26"/>
          </table:table-cell>
        </table:table-row>
        <table:table-row>
          <table:table-cell table:style-name="SimpleExperiments.A2" office:value-type="string">
            <text:p text:style-name="P64">Case 6 complex models</text:p>
          </table:table-cell>
          <table:table-cell table:style-name="SimpleExperiments.A2" office:value-type="string">
            <text:p text:style-name="P64">Data ::repair<text:span text:style-name="T52">Example</text:span>.xes ::</text:p>
            <text:p text:style-name="P64">pos:641 neg 463</text:p>
            <text:p text:style-name="P64"/>
            <text:p text:style-name="P64">Existing model <text:span text:style-name="T51">M6 </text:span>with 267 pos traces <text:span text:style-name="T52">complement + IM(infrequent, 0.2)</text:span></text:p>
            <text:p text:style-name="P64"/>
            <text:p text:style-name="P64"/>
          </table:table-cell>
          <table:table-cell table:style-name="SimpleExperiments.A2" office:value-type="string">
            <text:p text:style-name="P34">IM:: pos 641</text:p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26"/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68">RM</text:p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39"/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68">Dfg</text:p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39"/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2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39"/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2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39"/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2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39"/>
          </table:table-cell>
        </table:table-row>
        <table:table-row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49"/>
          </table:table-cell>
          <table:table-cell table:style-name="SimpleExperiments.A2" office:value-type="string">
            <text:p text:style-name="P28"/>
          </table:table-cell>
          <table:table-cell table:style-name="SimpleExperiments.A2" office:value-type="string">
            <text:p text:style-name="P6"/>
          </table:table-cell>
          <table:table-cell table:style-name="SimpleExperiments.E2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erif" svg:font-family="'Liberation Serif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Titel_2c_Content_7e_LT_7e_Gliederung_20_1" style:display-name="PMTitel,Conten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Titel_2c_Content_7e_LT_7e_Gliederung_20_2" style:display-name="PMTitel,Content~LT~Gliederung 2" style:family="paragraph" style:parent-style-name="PMTitel_2c_Conten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Titel_2c_Content_7e_LT_7e_Gliederung_20_3" style:display-name="PMTitel,Content~LT~Gliederung 3" style:family="paragraph" style:parent-style-name="PMTitel_2c_Conten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Titel_2c_Content_7e_LT_7e_Gliederung_20_4" style:display-name="PMTitel,Content~LT~Gliederung 4" style:family="paragraph" style:parent-style-name="PMTitel_2c_Conten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2c_Content_7e_LT_7e_Gliederung_20_5" style:display-name="PMTitel,Content~LT~Gliederung 5" style:family="paragraph" style:parent-style-name="PMTitel_2c_Conten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2c_Content_7e_LT_7e_Gliederung_20_6" style:display-name="PMTitel,Content~LT~Gliederung 6" style:family="paragraph" style:parent-style-name="PMTitel_2c_Conten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2c_Content_7e_LT_7e_Gliederung_20_7" style:display-name="PMTitel,Content~LT~Gliederung 7" style:family="paragraph" style:parent-style-name="PMTitel_2c_Conten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2c_Content_7e_LT_7e_Gliederung_20_8" style:display-name="PMTitel,Content~LT~Gliederung 8" style:family="paragraph" style:parent-style-name="PMTitel_2c_Conten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2c_Content_7e_LT_7e_Gliederung_20_9" style:display-name="PMTitel,Content~LT~Gliederung 9" style:family="paragraph" style:parent-style-name="PMTitel_2c_Conten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2c_Content_7e_LT_7e_Titel" style:display-name="PMTitel,Content~LT~Titel" style:family="paragraph" style:default-outline-level="">
      <style:paragraph-properties fo:text-align="start" style:justify-single-word="false" fo:orphans="2" fo:widows="2" style:writing-mode="lr-tb"/>
      <style:text-properties fo:color="#0066ff" style:text-outline="false" style:text-line-through-style="none" style:text-line-through-type="none" style:font-name="FreeSans" fo:font-family="FreeSans" style:font-family-generic="swiss" fo:font-size="3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Titel_2c_Content_7e_LT_7e_Untertitel" style:display-name="PMTitel,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Titel_2c_Content_7e_LT_7e_Notizen" style:display-name="PMTitel,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Titel_2c_Content_7e_LT_7e_Hintergrundobjekte" style:display-name="PMTitel,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Titel_2c_Content_7e_LT_7e_Hintergrund" style:display-name="PMTitel,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swiss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Titel_7e_LT_7e_Gliederung_20_1" style:display-name="PMTitel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236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Titel_7e_LT_7e_Gliederung_20_2" style:display-name="PMTitel~LT~Gliederung 2" style:family="paragraph" style:parent-style-name="PMTitel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7083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Titel_7e_LT_7e_Gliederung_20_3" style:display-name="PMTitel~LT~Gliederung 3" style:family="paragraph" style:parent-style-name="PMTitel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>
        <style:tab-stops>
          <style:tab-stop style:position="0.944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MTitel_7e_LT_7e_Gliederung_20_4" style:display-name="PMTitel~LT~Gliederung 4" style:family="paragraph" style:parent-style-name="PMTitel_7e_LT_7e_Gliederung_20_3" style:default-outline-level="">
      <style:paragraph-properties fo:margin-left="0in" fo:margin-right="0in" fo:margin-top="0.0866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.979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PMTitel_7e_LT_7e_Gliederung_20_5" style:display-name="PMTitel~LT~Gliederung 5" style:family="paragraph" style:parent-style-name="PMTitel_7e_LT_7e_Gliederung_20_4" style:default-outline-level="">
      <style:paragraph-properties fo:margin-left="0in" fo:margin-right="0in" fo:margin-top="0.0429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.979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7e_LT_7e_Gliederung_20_6" style:display-name="PMTitel~LT~Gliederung 6" style:family="paragraph" style:parent-style-name="PMTitel_7e_LT_7e_Gliederung_20_5" style:default-outline-level="">
      <style:paragraph-properties fo:margin-left="0in" fo:margin-right="0in" fo:margin-top="0.0429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.979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7e_LT_7e_Gliederung_20_7" style:display-name="PMTitel~LT~Gliederung 7" style:family="paragraph" style:parent-style-name="PMTitel_7e_LT_7e_Gliederung_20_6" style:default-outline-level="">
      <style:paragraph-properties fo:margin-left="0in" fo:margin-right="0in" fo:margin-top="0.0429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.979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7e_LT_7e_Gliederung_20_8" style:display-name="PMTitel~LT~Gliederung 8" style:family="paragraph" style:parent-style-name="PMTitel_7e_LT_7e_Gliederung_20_7" style:default-outline-level="">
      <style:paragraph-properties fo:margin-left="0in" fo:margin-right="0in" fo:margin-top="0.0429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.979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7e_LT_7e_Gliederung_20_9" style:display-name="PMTitel~LT~Gliederung 9" style:family="paragraph" style:parent-style-name="PMTitel_7e_LT_7e_Gliederung_20_8" style:default-outline-level="">
      <style:paragraph-properties fo:margin-left="0in" fo:margin-right="0in" fo:margin-top="0.0429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.9791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Titel_7e_LT_7e_Titel" style:display-name="PMTitel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swiss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Titel_7e_LT_7e_Untertitel" style:display-name="PMTitel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Titel_7e_LT_7e_Notizen" style:display-name="PMTitel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6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Titel_7e_LT_7e_Hintergrundobjekte" style:display-name="PMTitel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Titel_7e_LT_7e_Hintergrund" style:display-name="PMTitel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swiss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20:17:00.624896498</meta:creation-date>
    <dc:date>2018-10-09T19:15:20.361725370</dc:date>
    <meta:editing-duration>PT2H33M45S</meta:editing-duration>
    <meta:editing-cycles>30</meta:editing-cycles>
    <meta:generator>LibreOffice/6.0.6.2$Linux_X86_64 LibreOffice_project/00m0$Build-2</meta:generator>
    <meta:document-statistic meta:table-count="1" meta:image-count="0" meta:object-count="0" meta:page-count="8" meta:paragraph-count="416" meta:word-count="1305" meta:character-count="6203" meta:non-whitespace-character-count="5030"/>
  </office:meta>
</office:document-meta>
</file>